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B00000104E419E79E44FF2C0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P3" style:family="paragraph" style:parent-style-name="ปกติ">
      <loext:graphic-properties draw:fill="solid" draw:fill-color="#ffffff" draw:opacity="100%"/>
      <style:paragraph-properties fo:background-color="#ffffff"/>
    </style:style>
    <style:style style:name="P4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P5" style:family="paragraph" style:parent-style-name="ปกติ">
      <style:paragraph-properties fo:margin-left="0cm" fo:margin-right="-0.318cm" fo:text-indent="0cm" style:auto-text-indent="false">
        <style:tab-stops>
          <style:tab-stop style:position="9.188cm"/>
        </style:tab-stops>
      </style:paragraph-properties>
      <style:text-properties style:font-name="TH SarabunPSK" fo:font-size="18pt" style:font-size-asian="18pt" style:font-name-complex="TH SarabunPSK" style:font-size-complex="18pt"/>
    </style:style>
    <style:style style:name="P6" style:family="paragraph" style:parent-style-name="ปกติ">
      <style:paragraph-properties fo:margin-left="0cm" fo:margin-right="-0.319cm" fo:margin-top="0.212cm" fo:margin-bottom="0cm" loext:contextual-spacing="false" fo:text-align="justify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7" style:family="paragraph" style:parent-style-name="ปกติ">
      <style:paragraph-properties fo:margin-left="-0.318cm" fo:margin-right="-0.318cm" fo:text-align="justify" style:justify-single-word="false" fo:text-indent="2.819cm" style:auto-text-indent="false">
        <style:tab-stops/>
      </style:paragraph-properties>
    </style:style>
    <style:style style:name="P8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2.54cm" style:auto-text-indent="false"/>
    </style:style>
    <style:style style:name="P9" style:family="paragraph" style:parent-style-name="ปกติ">
      <style:paragraph-properties fo:margin-left="9.208cm" fo:margin-right="-0.318cm" fo:text-indent="0cm" style:auto-text-indent="false">
        <style:tab-stops/>
      </style:paragraph-properties>
    </style:style>
    <style:style style:name="P10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  <style:text-properties style:font-name="TH SarabunPSK" fo:font-size="18pt" style:font-size-asian="18pt" style:font-name-complex="TH SarabunPSK" style:font-size-complex="18pt"/>
    </style:style>
    <style:style style:name="P11" style:family="paragraph" style:parent-style-name="ปกติ">
      <style:paragraph-properties fo:margin-left="6.668cm" fo:margin-right="-0.318cm" fo:text-indent="0cm" style:auto-text-indent="false">
        <style:tab-stops/>
      </style:paragraph-properties>
    </style:style>
    <style:style style:name="P12" style:family="paragraph" style:parent-style-name="ปกติ">
      <style:paragraph-properties fo:margin-left="7.938cm" fo:margin-right="-0.318cm" fo:text-indent="0.953cm" style:auto-text-indent="false">
        <style:tab-stops/>
      </style:paragraph-properties>
    </style:style>
    <style:style style:name="P13" style:family="paragraph" style:parent-style-name="ปกติ" style:master-page-name="MP0">
      <style:paragraph-properties fo:margin-left="0cm" fo:margin-right="-0.318cm" fo:text-indent="0cm" style:auto-text-indent="false" style:page-number="auto" fo:break-before="page">
        <style:tab-stops>
          <style:tab-stop style:position="7.502cm"/>
        </style:tab-stops>
      </style:paragraph-properties>
    </style:style>
    <style:style style:name="P14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0cm" style:auto-text-indent="false">
        <style:tab-stops>
          <style:tab-stop style:position="2.752cm"/>
        </style:tab-stops>
      </style:paragraph-properties>
    </style:style>
    <style:style style:name="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T2" style:family="text">
      <style:text-properties style:font-name="TH SarabunPSK" fo:font-size="18pt" style:font-size-asian="18pt" style:font-name-complex="TH SarabunPSK" style:font-size-complex="18pt"/>
    </style:style>
    <style:style style:name="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T4" style:family="text">
      <style:text-properties style:font-name="TH SarabunPSK" fo:font-size="18pt" fo:language="sv" fo:country="SE" style:font-size-asian="18pt" style:font-name-complex="TH SarabunPSK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แบบอักษรของย่อหน้าเริ่มต้น"><text:span text:style-name="T2"><text:tab/> <text:s/></text:span></text:span><text:span text:style-name="แบบอักษรของย่อหน้าเริ่มต้น"><text:span text:style-name="T2"><text:date style:data-style-name="N10076" text:date-value="2018-06-19T16:10:50.885999877">19 มิถุนายน 2561</text:date></text:span></text:span></text:p>
      <text:p text:style-name="P6"><text:span text:style-name="แบบอักษรของย่อหน้าเริ่มต้น"><text:span text:style-name="T2"><text:line-break/>เรื่อง<text:tab/>ขอ Non-Immigrant Visa</text:span></text:span></text:p>
      <text:p text:style-name="P14"><text:span text:style-name="แบบอักษรของย่อหน้าเริ่มต้น"><text:span text:style-name="T2">เจริญพร <text:s text:c="7"/><text:tab/>ท่านกงสุลไทย<text:line-break/></text:span></text:span></text:p>
      <text:p text:style-name="P7"><text:span text:style-name="แบบอักษรของย่อหน้าเริ่มต้น"><text:span text:style-name="T2">ด้วย </text:span></text:span>«titleEN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text:span text:style-name="แบบอักษรของย่อหน้าเริ่มต้น"><text:span text:style-name="T2"> สัญชาติ </text:span></text:span>«nationality»<text:span text:style-name="แบบอักษรของย่อหน้าเริ่มต้น"><text:span text:style-name="T2"> ถือหนังสือเดินทางเลขที่ </text:span></text:span>«passportNumber»<text:span text:style-name="แบบอักษรของย่อหน้าเริ่มต้น"><text:span text:style-name="T2"> <text:s/>มีวัตถุประสงค์จะเดินทางเข้ามาในประเทศไทยเพื่อศึกษาและปฏิบัติธรรม และต้องการจะบรรพชาเป็นสามเณร และอุปสมบทเป็นพระภิกษุในพระพุทธศาสนา ที่วัดมาบจันทร์ ต.แกลง อ.เมือง จ.ระยอง ประเทศไทย เพื่อศึกษาปฏิบัติธรรม</text:span></text:span></text:p>
      <text:p text:style-name="P8"><text:span text:style-name="แบบอักษรของย่อหน้าเริ่มต้น"><text:span text:style-name="T2">ดังนั้น จึงใคร่ขอความกรุณาจากท่านกงสุลไทย ช่วยออก Non-Immigrant Visa มีกำหนดระยะเวลา 3 เดือน ให้เธอด้วยจักเป็นพระคุณอย่างยิ่ง</text:span></text:span></text:p>
      <text:p text:style-name="P8"><text:span text:style-name="แบบอักษรของย่อหน้าเริ่มต้น"><text:span text:style-name="T2">จึงขอเจริญพรมาเพื่อโปรดพิจารณาดำเนินการต่อไป</text:span></text:span><text:span text:style-name="แบบอักษรของย่อหน้าเริ่มต้น"><text:span text:style-name="T4">.</text:span></text:span></text:p>
      <text:p text:style-name="P5"/>
      <text:p text:style-name="P5"/>
      <text:p text:style-name="P5"/>
      <text:p text:style-name="P9"><text:span text:style-name="แบบอักษรของย่อหน้าเริ่มต้น"><text:span text:style-name="T2"><text:s text:c="6"/>ขอเจริญพร</text:span></text:span></text:p>
      <text:p text:style-name="P10"/>
      <text:p text:style-name="P11"><text:span text:style-name="แบบอักษรของย่อหน้าเริ่มต้น"><text:span text:style-name="T2"><text:s text:c="4"/>ลงชื่อ................................................................</text:span></text:span></text:p>
      <text:p text:style-name="P11"><text:span text:style-name="แบบอักษรของย่อหน้าเริ่มต้น"><text:span text:style-name="T2"><text:s text:c="14"/>(พระครูปลัดอนันต์ <text:s/>อกิญฺจโน)</text:span></text:span></text:p>
      <text:p text:style-name="P12"><text:span text:style-name="แบบอักษรของย่อหน้าเริ่มต้น"><text:span text:style-name="T2"><text:s text:c="2"/>เจ้าอาวาสวัดมาบจันทร์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ปกติ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หัว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ท้าย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ข้อความบอลลูน" style:family="paragraph" style:parent-style-name="ปกติ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11pt" fo:hyphenate="false"/>
    </style:style>
    <style:style style:name="รายการย่อหน้า" style:family="paragraph" style:parent-style-name="ปกติ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4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แบบอักษรของย่อหน้าเริ่มต้น" style:family="text"/>
    <style:style style:name="หัวกระดาษ_20_อักขระ" style:display-name="หัวกระดาษ อักขระ" style:family="text">
      <style:text-properties fo:font-size="12pt" style:font-size-asian="12pt" style:font-size-complex="14pt"/>
    </style:style>
    <style:style style:name="ข้อความบอลลูน_20_อักขระ" style:display-name="ข้อความบอลลูน อักขระ" style:family="text">
      <style:text-properties style:font-name="Segoe UI" fo:font-family="'Segoe UI'" style:font-family-generic="swiss" style:font-pitch="variable" fo:font-size="9pt" style:font-size-asian="9pt" style:font-size-complex="11pt"/>
    </style:style>
    <style:style style:name="การเชื่อมโยงหลายมิติ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M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MP3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MP4" style:family="paragraph" style:parent-style-name="ปกติ">
      <loext:graphic-properties draw:fill="solid" draw:fill-color="#ffffff" draw:opacity="100%"/>
      <style:paragraph-properties fo:background-color="#ffffff"/>
    </style:style>
    <style:style style:name="M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MT2" style:family="text">
      <style:text-properties style:font-name="TH SarabunPSK" fo:font-size="18pt" style:font-size-asian="18pt" style:font-name-complex="TH SarabunPSK" style:font-size-complex="18pt"/>
    </style:style>
    <style:style style:name="M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251cm" fo:margin-bottom="4.0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752cm" fo:margin-left="0cm" fo:margin-right="0cm" fo:margin-bottom="0cm" style:dynamic-spacing="true"/>
      </style:header-style>
      <style:footer-style>
        <style:header-footer-properties fo:min-height="-2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รูปภาพ 39" text:anchor-type="paragraph" svg:x="6.359cm" svg:y="-0.092cm" svg:width="3.27cm" style:rel-width="scale" svg:height="3cm" style:rel-height="scale" draw:z-index="0"><draw:image xlink:href="Pictures/100000000000011B00000104E419E79E44FF2C02.jpg" xlink:type="simple" xlink:show="embed" xlink:actuate="onLoad" loext:mime-type="image/jpeg"/></draw:frame><text:span text:style-name="แบบอักษรของย่อหน้าเริ่มต้น"><text:span text:style-name="MT1"><text:tab/></text:span></text:span></text:p>
        <text:p text:style-name="MP2"/>
        <text:p text:style-name="MP2"><text:tab/></text:p>
        <text:p text:style-name="MP1"><text:span text:style-name="แบบอักษรของย่อหน้าเริ่มต้น"><text:span text:style-name="MT1"><text:tab/>วัดมาบจันทร์ ต.แกลง อ.เมือง</text:span></text:span></text:p>
        <text:p text:style-name="MP3"><text:span text:style-name="แบบอักษรของย่อหน้าเริ่มต้น"><text:span text:style-name="MT1"><text:tab/><text:tab/>จ.ระยอง <text:s/>๒๑๑๖๐</text:span></text:span></text:p>
      </style:header>
      <style:footer>
        <text:p text:style-name="MP4"><text:span text:style-name="แบบอักษรของย่อหน้าเริ่มต้น"><text:span text:style-name="MT2">วัดมาบจันทร์</text:span></text:span></text:p>
        <text:p text:style-name="MP4"><text:span text:style-name="แบบอักษรของย่อหน้าเริ่มต้น"><text:span text:style-name="MT2">โทร. 0-3802-6251</text:span></text:span></text:p>
        <text:p text:style-name="MP4"><text:span text:style-name="แบบอักษรของย่อหน้าเริ่มต้น"><text:span text:style-name="MT3">ไปรษณีย์อิเล็กทรอนิกส์</text:span></text:span><text:span text:style-name="แบบอักษรของย่อหน้าเริ่มต้น"><text:span text:style-name="MT2"> : marpjan@gmail.com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>วั ด ม า บ จั น ท ร์</dc:title>
    <meta:initial-creator>Kruba Dtaan</meta:initial-creator>
    <meta:creation-date>2018-06-19T07:26:00Z</meta:creation-date>
    <dc:date>2018-06-19T16:10:50.705000000</dc:date>
    <meta:print-date>2016-01-21T08:33:00Z</meta:print-date>
    <meta:editing-cycles>3</meta:editing-cycles>
    <meta:editing-duration>PT1M42S</meta:editing-duration>
    <meta:document-statistic meta:table-count="0" meta:image-count="1" meta:object-count="0" meta:page-count="1" meta:paragraph-count="17" meta:word-count="137" meta:character-count="727" meta:non-whitespace-character-count="642"/>
    <meta:template xlink:type="simple" xlink:actuate="onRequest" xlink:title="" xlink:href="../NonImmLaypersonAbroadEmbassy%20from%20Word.odt/NonImmLaypersonAbroadEmbassy"/>
  </office:meta>
</office:document-meta>
</file>